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6cm" svg:stroke-color="#00a933" draw:marker-start-width="1.097cm" draw:marker-end-width="1.097cm" draw:fill="none" draw:textarea-horizontal-align="justify" draw:textarea-vertical-align="middle" draw:auto-grow-height="false" fo:min-height="5.266cm" fo:min-width="5.088cm" fo:padding-top="0.422cm" fo:padding-bottom="0.422cm" fo:padding-left="0.547cm" fo:padding-right="0.547cm" fo:wrap-option="wrap"/>
    </style:style>
    <style:style style:name="gr2" style:family="graphic" style:parent-style-name="standard">
      <style:graphic-properties svg:stroke-width="0.6cm" svg:stroke-color="#00a933" draw:marker-start-width="1.096cm" draw:marker-end-width="1.096cm" draw:fill-color="#81d41a" draw:textarea-horizontal-align="justify" draw:textarea-vertical-align="middle" draw:auto-grow-height="false" fo:min-height="1.206cm" fo:min-width="0.956cm" fo:padding-top="0.421cm" fo:padding-bottom="0.421cm" fo:padding-left="0.546cm" fo:padding-right="0.546cm"/>
    </style:style>
    <style:style style:name="gr3" style:family="graphic" style:parent-style-name="standard">
      <style:graphic-properties svg:stroke-width="0.6cm" svg:stroke-color="#00a933" draw:marker-start-width="1.096cm" draw:marker-end-width="1.096cm" draw:fill-color="#81d41a" draw:textarea-horizontal-align="justify" draw:textarea-vertical-align="middle" draw:auto-grow-height="false" fo:min-height="0.246cm" fo:min-width="0cm" fo:padding-top="0.421cm" fo:padding-bottom="0.421cm" fo:padding-left="0.546cm" fo:padding-right="0.54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81d41a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7.9cm" svg:height="7.8cm" svg:x="1.1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7cm" svg:height="2.7cm" svg:x="5.2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1cm" svg:x="0.8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6T09:39:23.855686481</meta:creation-date>
    <dc:date>2022-04-26T11:25:26.045804148</dc:date>
    <meta:editing-duration>PT43M42S</meta:editing-duration>
    <meta:editing-cycles>6</meta:editing-cycles>
    <meta:generator>LibreOffice/7.2.3.2$Linux_X86_64 LibreOffice_project/d166454616c1632304285822f9c83ce2e660fd92</meta:generator>
    <meta:document-statistic meta:object-count="3"/>
  </office:meta>
</office:document-meta>
</file>